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6666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/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2pt" fo:font-style="normal" style:text-underline-style="solid" style:text-underline-width="auto" style:text-underline-color="font-color" fo:font-weight="bold" style:letter-kerning="true" style:font-name-asian="Arial" style:font-size-asian="12pt" style:font-style-asian="normal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Definition_20_Term">
      <style:paragraph-properties fo:text-align="start" style:justify-single-word="false" style:writing-mode="lr-tb"/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21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ff00ff"/>
    </style:style>
    <style:style style:name="T2" style:family="text">
      <style:text-properties fo:font-variant="normal" fo:text-transform="none"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3" style:family="text">
      <style:text-properties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3333ff"/>
    </style:style>
    <style:style style:name="T8" style:family="text">
      <style:text-properties fo:color="#3333ff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3333ff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esearch Presentation</text:p>
      <text:p text:style-name="P11"/>
      <text:p text:style-name="P20">Sampletalk Research:</text:p>
      <text:p text:style-name="P13"><text:span text:style-name="T12">Nature-inspired algorithm design and analysis</text:span> </text:p>
      <text:p text:style-name="P4"/>
      <text:p text:style-name="P2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4"/></text:a></text:p>
      <text:p text:style-name="P2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4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6">Alternative Programming</text:span></text:a></text:p>
      <text:p text:style-name="P6">by a comparison with <text:span text:style-name="T13">Alternative Medicine </text:span><text:span text:style-name="T7">( Slideshow )</text:span></text:p>
      <text:p text:style-name="P12"/>
      <text:p text:style-name="P7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1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8">samples</text:span></text:a><text:span text:style-name="T10"> ( Slideshow )</text:span></text:p>
      <text:p text:style-name="P8"/>
      <text:p text:style-name="P1"><text:a xlink:type="simple" xlink:href="https://sampletalk.github.io/SampletalkLanguage.html" text:style-name="Internet_20_link" text:visited-style-name="Visited_20_Internet_20_Link">Description of </text:a><text:a xlink:type="simple" xlink:href="https://sampletalk.github.io/SampletalkLanguage.html" text:style-name="Internet_20_link" text:visited-style-name="Visited_20_Internet_20_Link"><text:span text:style-name="T1">Sampletalk</text:span></text:a><text:a xlink:type="simple" xlink:href="https://sampletalk.github.io/SampletalkLanguage.html" text:style-name="Internet_20_link" text:visited-style-name="Visited_20_Internet_20_Link"> language and compiler</text:a></text:p>
      <text:p text:style-name="P6">Data processing example abstraction immediately becomes a useful program </text:p>
      <text:p text:style-name="P6">if text matching is in focus. Programming examples and experiments.</text:p>
      <text:p text:style-name="P9"/>
      <text:p text:style-name="P3"><text:a xlink:type="simple" xlink:href="https://link.springer.com/chapter/10.1007/978-3-642-02097-1_6" text:style-name="Internet_20_link" text:visited-style-name="Visited_20_Internet_20_Link"><text:span text:style-name="T5">Generalization of First Order Predicate Calculus</text:span></text:a></text:p>
      <text:p text:style-name="P5"><text:span text:style-name="T13">Alternative</text:span> treatment of First Order Logic: theoretical analysis</text:p>
      <text:p text:style-name="P10"/>
      <text:p text:style-name="P1"><text:a xlink:type="simple" xlink:href="https://docs.google.com/document/d/e/2PACX-1vQyfnT4N2V9C7WdLqjvcvVN0TnbTLIvoTZCfQBa9DdKkUlh2aMXWoOGTbp_yvPJTA/pub" text:style-name="Internet_20_link" text:visited-style-name="Visited_20_Internet_20_Link">Automatic synthesis of Sampletalk programs</text:a></text:p>
      <text:p text:style-name="P5">Inductive reasoning for the extraction of useful algorithms </text:p>
      <text:p text:style-name="P10">immediately from text data</text:p>
      <text:p text:style-name="P10"/>
      <text:p text:style-name="P1"><text:a xlink:type="simple" xlink:href="https://www.aaai.org/Papers/Workshops/2005/WS-05-05/WS05-05-010.pdf" text:style-name="Internet_20_link" text:visited-style-name="Visited_20_Internet_20_Link">Verbal Description Generalization</text:a></text:p>
      <text:p text:style-name="P5"><text:span text:style-name="T13">Alternative</text:span> treatment of Knowledge Representation</text:p>
      <text:p text:style-name="P10"><text:a xlink:type="simple" xlink:href="http://www.aaai.org/Papers/Workshops/2005/WS-05-05/WS05-05-010.pdf" text:style-name="Internet_20_link" text:visited-style-name="Visited_20_Internet_20_Link"><text:span text:style-name="T9"/></text:a></text:p>
      <text:p text:style-name="P14"><text:a xlink:type="simple" xlink:href="https://arxiv.org/abs/1310.7170" text:style-name="Internet_20_link" text:visited-style-name="Visited_20_Internet_20_Link"><text:span text:style-name="T3">Object Recognition System Design</text:span></text:a></text:p>
      <text:p text:style-name="P16">for finding objects in images</text:p>
      <text:p text:style-name="P18"/>
      <text:p text:style-name="P14"><text:a xlink:type="simple" xlink:href="https://arxiv.org/abs/1401.6126" text:style-name="Internet_20_link" text:visited-style-name="Visited_20_Internet_20_Link"><text:span text:style-name="T2">Universal Classification System</text:span></text:a></text:p>
      <text:p text:style-name="P17">for the classification of multiple objects in images</text:p>
      <text:p text:style-name="P15"/>
      <text:p text:style-name="P15"/>
      <text:p text:style-name="P15"><text:a xlink:type="simple" xlink:href="https://sampletalk.github.io/contact-form.html" text:style-name="Internet_20_link" text:visited-style-name="Visited_20_Internet_20_Link">Contact us</text:a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1T11:41:02.79</dc:date>
    <meta:generator>OpenOffice/4.1.11$Win32 OpenOffice.org_project/4111m1$Build-9808</meta:generator>
    <meta:editing-duration>PT8H55M50S</meta:editing-duration>
    <meta:editing-cycles>131</meta:editing-cycles>
    <meta:document-statistic meta:table-count="0" meta:image-count="0" meta:object-count="0" meta:page-count="1" meta:paragraph-count="21" meta:word-count="117" meta:character-count="896"/>
  </office:meta>
</office:document-meta>
</file>